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odule 2 - Lectures</text:h>
      <text:p text:style-name="Text_20_body">Module 2 covers digital logic including Hardware Description Languages. If you have a background in VHDL, system verilog and Verilog, then much of this information is review, and you can just scan the PDF of the lecture notes. I have tried to include something for everyone, especially if you have not worked with digital design. My suggestion is to install the tools, and play with some examples. You can try to code the homework in Verilog and if you run into issues, post the questions on the discussion. This years class has a large group with good working knowledge of HDL, so you should be able to get help during the discussions.</text:p>
      <text:p text:style-name="Text_20_body">Module 2 contains the following lectures:</text:p>
      <text:p text:style-name="Text_20_body">Part 1: Combinational Logic Design</text:p>
      <text:list xml:id="list1535026850" text:style-name="L1">
        <text:list-item>
          <text:p text:style-name="P2">Introduction and Boolean Equations(2A) </text:p>
        </text:list-item>
        <text:list-item>
          <text:p text:style-name="P2">Boolean Algebra (2B) </text:p>
        </text:list-item>
        <text:list-item>
          <text:p text:style-name="P2">Logic to Gates (2C) </text:p>
        </text:list-item>
        <text:list-item>
          <text:p text:style-name="P2">KarnaughMaps (2D) </text:p>
        </text:list-item>
        <text:list-item>
          <text:p text:style-name="P1">Combinational Building Blocks and Timing (2E) </text:p>
        </text:list-item>
      </text:list>
      <text:p text:style-name="Text_20_body">Part 2: Sequential Design</text:p>
      <text:list xml:id="list2490297829" text:style-name="L2">
        <text:list-item>
          <text:p text:style-name="P4">Introduction, Latches and Flip-Flops (2F) </text:p>
        </text:list-item>
        <text:list-item>
          <text:p text:style-name="P4">Synchronous Logic Design and Finite State Machines (2G) </text:p>
        </text:list-item>
        <text:list-item>
          <text:p text:style-name="P4">Timing of Sequential Logic (2H) </text:p>
        </text:list-item>
        <text:list-item>
          <text:p text:style-name="P3">Parallelism (2I) </text:p>
        </text:list-item>
      </text:list>
      <text:p text:style-name="Text_20_body">Part 3 System Verilog</text:p>
      <text:list xml:id="list39693146" text:style-name="L3">
        <text:list-item>
          <text:p text:style-name="P6">Introduction and Combinational Logic (2J) </text:p>
        </text:list-item>
        <text:list-item>
          <text:p text:style-name="P6">Sequential Logic (2K) </text:p>
        </text:list-item>
        <text:list-item>
          <text:p text:style-name="P5">FSM and Testbenches (2L) </text:p>
        </text:list-item>
      </text:list>
      <text:p text:style-name="Text_20_body">VHDL</text:p>
      <text:list xml:id="list1517810914" text:style-name="L4">
        <text:list-item>
          <text:p text:style-name="P8">Intoduction - Syntax (2M) </text:p>
        </text:list-item>
        <text:list-item>
          <text:p text:style-name="P8">Coding Style, Elements (2N) </text:p>
        </text:list-item>
        <text:list-item>
          <text:p text:style-name="P7">Process and Models (2O) </text:p>
        </text:list-item>
      </text:list>
      <text:p text:style-name="Text_20_body">Verilog</text:p>
      <text:list xml:id="list1132205219" text:style-name="L5">
        <text:list-item>
          <text:p text:style-name="P10">Introduction (2P) </text:p>
        </text:list-item>
        <text:list-item>
          <text:p text:style-name="P10">Variables and Language (2Q) </text:p>
        </text:list-item>
        <text:list-item>
          <text:p text:style-name="P9">Simulators (2R) </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20:58:58.033073301</meta:creation-date>
    <dc:date>2024-01-28T20:59:17.279239154</dc:date>
    <meta:editing-duration>PT19S</meta:editing-duration>
    <meta:editing-cycles>1</meta:editing-cycles>
    <meta:document-statistic meta:table-count="0" meta:image-count="0" meta:object-count="0" meta:page-count="1" meta:paragraph-count="26" meta:word-count="226" meta:character-count="1343" meta:non-whitespace-character-count="1143"/>
    <meta:generator>LibreOffice/7.3.7.2$Linux_X86_64 LibreOffice_project/30$Build-2</meta:generator>
  </office:meta>
</office:document-meta>
</file>